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055e85"/>
    </style:style>
    <style:style style:name="P2" style:family="paragraph" style:parent-style-name="_5f_code">
      <style:text-properties officeooo:paragraph-rsid="0006e397"/>
    </style:style>
    <style:style style:name="P3" style:family="paragraph" style:parent-style-name="_5f_code">
      <style:text-properties fo:language="en" fo:country="US" officeooo:rsid="0006e397" officeooo:paragraph-rsid="0006e397"/>
    </style:style>
    <style:style style:name="P4" style:family="paragraph" style:parent-style-name="_5f_code">
      <style:text-properties officeooo:paragraph-rsid="000747fc"/>
    </style:style>
    <style:style style:name="P5" style:family="paragraph" style:parent-style-name="_5f_paragraph">
      <style:text-properties style:font-name="Calibri Light" fo:font-size="11pt" fo:font-weight="250" officeooo:rsid="0004b7fd" officeooo:paragraph-rsid="0004b7f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5e85"/>
    </style:style>
    <style:style style:name="T3" style:family="text">
      <style:text-properties fo:language="ru" fo:country="RU" officeooo:rsid="0006e397"/>
    </style:style>
    <style:style style:name="T4" style:family="text">
      <style:text-properties officeooo:rsid="00055e85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55e85"/>
    </style:style>
    <style:style style:name="T7" style:family="text">
      <style:text-properties fo:language="en" fo:country="US" officeooo:rsid="0006e397"/>
    </style:style>
    <style:style style:name="T8" style:family="text">
      <style:text-properties fo:language="en" fo:country="US" officeooo:rsid="000747fc"/>
    </style:style>
    <style:style style:name="T9" style:family="text">
      <style:text-properties style:font-name="Hack" fo:font-size="9pt" fo:language="en" fo:country="US" fo:font-weight="normal" officeooo:rsid="00055e85"/>
    </style:style>
    <style:style style:name="T10" style:family="text">
      <style:text-properties style:font-name="Hack" fo:font-size="9pt" fo:language="en" fo:country="US" fo:font-weight="normal" officeooo:rsid="0006e397"/>
    </style:style>
    <style:style style:name="T11" style:family="text">
      <style:text-properties style:font-name="Hack" fo:font-size="9pt" fo:language="ru" fo:country="RU" fo:font-weight="normal" officeooo:rsid="00055e85"/>
    </style:style>
    <style:style style:name="T12" style:family="text">
      <style:text-properties style:font-name="Hack" fo:font-size="9pt" fo:language="ru" fo:country="RU" fo:font-weight="normal" officeooo:rsid="0006e397"/>
    </style:style>
    <style:style style:name="T13" style:family="text">
      <style:text-properties officeooo:rsid="0006e3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елаем плагин для работы с базой данных</text:p>
      <text:p text:style-name="_5f_code">&lt;?php</text:p>
      <text:p text:style-name="_5f_code">/**</text:p>
      <text:p text:style-name="_5f_code"><text:s/>* Plugin Name: <text:span text:style-name="T6">db</text:span>_<text:span text:style-name="T9">edit</text:span></text:p>
      <text:p text:style-name="P1"><text:s/>* Description: <text:span text:style-name="T11">редактировать базу данных из админки</text:span><text:span text:style-name="T9"> <text:s/></text:span></text:p>
      <text:p text:style-name="_5f_code"><text:s/>*/</text:p>
      <text:p text:style-name="_5f_code"/>
      <text:p text:style-name="_5f_code">// код плагина</text:p>
      <text:p text:style-name="_5f_code"/>
      <text:p text:style-name="P1">add_action('admin_menu', 'my_admin_menu'); // это хук</text:p>
      <text:p text:style-name="P1"/>
      <text:p text:style-name="_5f_code"/>
      <text:p text:style-name="P2">function my_admin_menu(){</text:p>
      <text:p text:style-name="P2"><text:s text:c="4"/>add_menu_page('<text:span text:style-name="T12">1-я запись</text:span>', '<text:span text:style-name="T12">2-я запись</text:span>', 'edit_users',</text:p>
      <text:p text:style-name="P4"><text:span text:style-name="T3"><text:tab/></text:span> 'my_page_slug', 'my_page_function', 'dashicons-welcome-widgets-menus');</text:p>
      <text:p text:style-name="P4"/>
      <text:p text:style-name="P4"><text:tab/>function my_page_function()</text:p>
      <text:p text:style-name="P2"><text:s text:c="3"/><text:tab/> {</text:p>
      <text:p text:style-name="P4"><text:tab/><text:tab/><text:span text:style-name="T8">echo ',eeevvvvvvvvvvvvvvvvvv';</text:span></text:p>
      <text:p text:style-name="P2"><text:s text:c="8"/>// require_once(dirname(__FILE__) . '/main.php');</text:p>
      <text:p text:style-name="P2"><text:s text:c="4"/><text:tab/>}</text:p>
      <text:p text:style-name="P2"/>
      <text:p text:style-name="P3">}</text:p>
      <text:p text:style-name="_5f_code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7T01:00:02.464000000</dc:date>
    <meta:editing-duration>PT1H12M42S</meta:editing-duration>
    <meta:editing-cycles>6</meta:editing-cycles>
    <meta:document-statistic meta:table-count="0" meta:image-count="0" meta:object-count="0" meta:page-count="1" meta:paragraph-count="17" meta:word-count="50" meta:character-count="481" meta:non-whitespace-character-count="416"/>
  </office:meta>
</office:document-meta>
</file>